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2D62731FBFCE61D8.png" manifest:media-type="image/png"/>
  <manifest:file-entry manifest:full-path="Pictures/1000020100000320000002B188019918216810D0.png" manifest:media-type="image/png"/>
  <manifest:file-entry manifest:full-path="Pictures/10000201000000EF000000F2B93269947D7B1B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921cm" fo:min-width="12.20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0.713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6" style:family="graphic" style:parent-style-name="standard">
      <style:graphic-properties draw:stroke="dash" draw:stroke-dash="Ultrafine_20_Dashed" svg:stroke-color="#729fcf" draw:auto-grow-height="false" fo:min-height="2.65cm" fo:min-width="2.654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97cm"/>
    </style:style>
    <style:style style:name="gr8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465a4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701cm" svg:height="12.171cm" draw:transform="skewX (-0.00488692190558412) rotate (-0.00488692190558406) translate (6.158cm 5.9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Face recognition wrapper</text:p>
          </draw:text-box>
        </draw:frame>
        <draw:frame presentation:style-name="pr2" draw:text-style-name="P2" draw:layer="layout" svg:width="25.199cm" svg:height="15.494cm" svg:x="1.524cm" svg:y="3.55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3" draw:layer="layout" svg:width="1.476cm" svg:height="1.494cm" svg:x="14.872cm" svg:y="15.238cm">
          <draw:image xlink:href="Pictures/10000201000000EF000000F2B93269947D7B1B26.png" xlink:type="simple" xlink:show="embed" xlink:actuate="onLoad">
            <text:p/>
          </draw:image>
        </draw:frame>
        <draw:frame draw:style-name="gr2" draw:text-style-name="P3" draw:layer="layout" svg:width="2.129cm" svg:height="1.834cm" svg:x="14.903cm" svg:y="9.372cm">
          <draw:image xlink:href="Pictures/1000020100000320000002B188019918216810D0.png" xlink:type="simple" xlink:show="embed" xlink:actuate="onLoad">
            <text:p/>
          </draw:image>
        </draw:frame>
        <draw:frame draw:style-name="gr2" draw:text-style-name="P3" draw:layer="layout" svg:width="1.664cm" svg:height="1.664cm" svg:x="7.796cm" svg:y="15.1cm">
          <draw:image xlink:href="Pictures/1000020100000200000002002D62731FBFCE61D8.png" xlink:type="simple" xlink:show="embed" xlink:actuate="onLoad">
            <text:p/>
          </draw:image>
        </draw:frame>
        <draw:frame draw:style-name="gr3" draw:text-style-name="P4" draw:layer="layout" svg:width="2.419cm" svg:height="0.963cm" svg:x="14.599cm" svg:y="8.181cm">
          <draw:text-box>
            <text:p><text:span text:style-name="T1">Video stream</text:span></text:p>
            <text:p><text:span text:style-name="T1">/dev/video0</text:span></text:p>
          </draw:text-box>
        </draw:frame>
        <draw:frame draw:style-name="gr3" draw:text-style-name="P4" draw:layer="layout" svg:width="1.765cm" svg:height="0.963cm" svg:x="7.796cm" svg:y="14.137cm">
          <draw:text-box>
            <text:p><text:span text:style-name="T1">Python server</text:span></text:p>
          </draw:text-box>
        </draw:frame>
        <draw:frame draw:style-name="gr3" draw:text-style-name="P4" draw:layer="layout" svg:width="2.419cm" svg:height="0.963cm" svg:x="14.67cm" svg:y="14.092cm">
          <draw:text-box>
            <text:p><text:span text:style-name="T1">Mosquito</text:span></text:p>
            <text:p><text:span text:style-name="T1">(MQTT)</text:span></text:p>
          </draw:text-box>
        </draw:frame>
        <draw:line draw:style-name="gr4" draw:text-style-name="P1" draw:layer="layout" svg:x1="9.714cm" svg:y1="15.862cm" svg:x2="14.54cm" svg:y2="15.862cm">
          <text:p/>
        </draw:line>
        <draw:custom-shape draw:style-name="gr5" draw:text-style-name="P5" draw:layer="layout" svg:width="8.128cm" svg:height="6.096cm" svg:x="6.412cm" svg:y="11.798cm">
          <text:p/>
          <draw:enhanced-geometry svg:viewBox="0 0 21600 21600" draw:type="rectangle" draw:enhanced-path="M 0 0 L 21600 0 21600 21600 0 21600 0 0 Z N"/>
        </draw:custom-shape>
        <draw:custom-shape draw:style-name="gr6" draw:layer="layout" svg:width="3.302cm" svg:height="3.048cm" draw:transform="rotate (-0.00139626340159562) translate (7.023cm 14.136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6" draw:layer="layout" svg:width="3.897cm" svg:height="1.199cm" svg:x="10.897cm" svg:y="6.027cm">
          <draw:text-box>
            <text:p><text:span text:style-name="T2">Docker compose</text:span></text:p>
            <text:p><text:span text:style-name="T2">(On Raspberry pi)</text:span></text:p>
          </draw:text-box>
        </draw:frame>
        <draw:custom-shape draw:style-name="gr6" draw:layer="layout" svg:width="3.302cm" svg:height="3.048cm" svg:x="13.962cm" svg:y="14.09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3.302cm" svg:height="3.048cm" svg:x="6.92cm" svg:y="9.0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3" draw:layer="layout" svg:width="1.476cm" svg:height="1.494cm" svg:x="7.884cm" svg:y="9.974cm">
          <draw:image xlink:href="Pictures/10000201000000EF000000F2B93269947D7B1B26.png" xlink:type="simple" xlink:show="embed" xlink:actuate="onLoad">
            <text:p/>
          </draw:image>
        </draw:frame>
        <draw:frame draw:style-name="gr3" draw:text-style-name="P4" draw:layer="layout" svg:width="2.419cm" svg:height="0.963cm" svg:x="7.628cm" svg:y="9.157cm">
          <draw:text-box>
            <text:p><text:span text:style-name="T1">MongoDB</text:span></text:p>
          </draw:text-box>
        </draw:frame>
        <draw:line draw:style-name="gr8" draw:text-style-name="P1" draw:layer="layout" svg:x1="8.698cm" svg:y1="14.084cm" svg:x2="8.698cm" svg:y2="11.544cm">
          <text:p/>
        </draw:line>
        <draw:line draw:style-name="gr8" draw:text-style-name="P1" draw:layer="layout" svg:x1="14.732cm" svg:y1="10.668cm" svg:x2="9.561cm" svg:y2="15.1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8-09-16T19:34:13.957859314</dc:date>
    <meta:editing-duration>PT42M25S</meta:editing-duration>
    <meta:editing-cycles>8</meta:editing-cycles>
    <meta:document-statistic meta:object-count="42"/>
  </office:meta>
</office:document-meta>
</file>